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halkduster" svg:font-family="Chalkduster" style:font-pitch="variable"/>
    <style:font-face style:name="Futura" svg:font-family="Futur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background-color="#000000">
        <style:background-image/>
      </style:paragraph-properties>
      <style:text-properties fo:color="#ffffff" style:font-name="Chalkduster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ielanleitung</text:p>
      <text:p text:style-name="P1"/>
      <text:p text:style-name="P1"/>
      <text:p text:style-name="P1">Mikrofon, Lautspreche und Kamera</text:p>
      <text:p text:style-name="P1"/>
      <text:p text:style-name="P1">Chrome Chromium</text:p>
      <text:p text:style-name="P1"/>
      <text:p text:style-name="P1"/>
      <text:p text:style-name="P1"/>
      <text:p text:style-name="P1">Bewegen</text:p>
      <text:p text:style-name="P1"/>
      <text:p text:style-name="P1">Bitte dne richtigen Namen verwenden, damit man erkennbar ist. Namen kann man ändern indem man oben auf das „Burger-Symbl“ (3Striche) und dann Edit Name klickt.</text:p>
      <text:p text:style-name="P1"/>
      <text:p text:style-name="P1">Wenn man jemandem anderen begegner</text:p>
      <text:p text:style-name="P1"/>
      <text:p text:style-name="P1">Es blenden sich rechts Fenster – videos oder Meetingräme</text:p>
      <text:p text:style-name="P1"/>
      <text:p text:style-name="P1">Meetingräume sind an den 3 Tischen au der Terasse neben dem Kamin</text:p>
      <text:p text:style-name="P1"/>
      <text:p text:style-name="P1">ob Videos automatisch starten hängt voneuren sicherheitseinstellungen des Browsers ab, soollte das video nicht starten, bitte mittels play button oder „space“ taste starten. </text:p>
      <text:p text:style-name="P1"/>
      <text:p text:style-name="P1">Begebe dich jetzt durch das Garten tor auf die Rote Blume und los geht’s!</text:p>
      <text:p text:style-name="P1"/>
      <text:p text:style-name="P1"/>
      <text:p text:style-name="P1"/>
      <text:p text:style-name="P1">Viel Spass</text:p>
      <text:p text:style-name="P1"/>
      <text:p text:style-name="P1">Tho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halkduster" svg:font-family="Chalkduster" style:font-pitch="variable"/>
    <style:font-face style:name="Futura" svg:font-family="Futur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Wittpahl</meta:initial-creator>
    <meta:creation-date>2021-01-16T21:43:28</meta:creation-date>
    <dc:date>2021-01-16T22:40:41</dc:date>
    <dc:creator>Thomas Wittpahl</dc:creator>
    <meta:editing-duration>PT53M9S</meta:editing-duration>
    <meta:editing-cycles>6</meta:editing-cycles>
    <meta:generator>OpenOffice/4.1.7$Unix OpenOffice.org_project/417m1$Build-9800</meta:generator>
    <meta:document-statistic meta:table-count="0" meta:image-count="0" meta:object-count="0" meta:page-count="1" meta:paragraph-count="12" meta:word-count="99" meta:character-count="645"/>
  </office:meta>
</office:document-meta>
</file>